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ueHaasGroteskText W01" svg:font-family="'NeueHaasGroteskText W01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5dd"/>
    </style:style>
    <style:style style:name="P2" style:family="paragraph" style:parent-style-name="Standard">
      <style:text-properties officeooo:rsid="0004e5dd" officeooo:paragraph-rsid="0004e5dd"/>
    </style:style>
    <style:style style:name="P3" style:family="paragraph" style:parent-style-name="Standard">
      <style:text-properties officeooo:rsid="0005b8d4" officeooo:paragraph-rsid="0005b8d4"/>
    </style:style>
    <style:style style:name="P4" style:family="paragraph" style:parent-style-name="Standard">
      <style:text-properties officeooo:rsid="0007141e" officeooo:paragraph-rsid="0007141e"/>
    </style:style>
    <style:style style:name="P5" style:family="paragraph" style:parent-style-name="Standard">
      <style:text-properties officeooo:paragraph-rsid="0007141e"/>
    </style:style>
    <style:style style:name="T1" style:family="text">
      <style:text-properties officeooo:rsid="0005b8d4"/>
    </style:style>
    <style:style style:name="T2" style:family="text">
      <style:text-properties officeooo:rsid="0007141e"/>
    </style:style>
    <style:style style:name="T3" style:family="text">
      <style:text-properties fo:font-variant="normal" fo:text-transform="none" fo:color="#666666" style:font-name="NeueHaasGroteskText W01" fo:font-size="13.5pt" fo:letter-spacing="normal" fo:font-style="normal" fo:font-weight="normal"/>
    </style:style>
    <style:style style:name="T4" style:family="text">
      <style:text-properties fo:font-variant="normal" fo:text-transform="none" fo:color="#666666" style:font-name="NeueHaasGroteskText W01" fo:font-size="13.5pt" fo:letter-spacing="normal" fo:font-style="normal" fo:font-weight="normal" officeooo:rsid="0007141e"/>
    </style:style>
    <style:style style:name="T5" style:family="text">
      <style:text-properties fo:font-variant="normal" fo:text-transform="none" fo:color="#666666" style:font-name="Liberation Serif" fo:font-size="13.5pt" fo:letter-spacing="normal" fo:font-style="normal" fo:font-weight="normal" officeooo:rsid="0007141e"/>
    </style:style>
    <style:style style:name="T6" style:family="text">
      <style:text-properties fo:font-variant="normal" fo:text-transform="none" fo:color="#666666" style:font-name="Liberation Serif" fo:font-size="12pt" fo:letter-spacing="normal" fo:font-style="normal" fo:font-weight="normal" officeooo:rsid="0007141e" style:font-size-asian="12pt" style:font-size-complex="12pt"/>
    </style:style>
    <style:style style:name="T7" style:family="text">
      <style:text-properties fo:font-variant="normal" fo:text-transform="none" fo:color="#666666" style:font-name="Liberation Serif" fo:font-size="12pt" fo:letter-spacing="normal" fo:font-style="normal" fo:font-weight="normal" officeooo:rsid="0007cd7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est for Proposal</text:p>
      <text:p text:style-name="P1"/>
      <text:p text:style-name="P1"/>
      <text:p text:style-name="P2">Technical discovery</text:p>
      <text:p text:style-name="P2"/>
      <text:p text:style-name="P2"/>
      <text:p text:style-name="P2">1. Project Overview.</text:p>
      <text:p text:style-name="P2"/>
      <text:p text:style-name="P2">2. Company Introduction.</text:p>
      <text:p text:style-name="P2"/>
      <text:p text:style-name="P2">3. Existing Technical Environment Overview.</text:p>
      <text:p text:style-name="P2"/>
      <text:p text:style-name="P2">4. Service Requirements.</text:p>
      <text:p text:style-name="P2"/>
      <text:p text:style-name="P2">5. <text:span text:style-name="T1">Company Requirements.</text:span></text:p>
      <text:p text:style-name="P2"/>
      <text:p text:style-name="P3">6. Budget.</text:p>
      <text:p text:style-name="P3"/>
      <text:p text:style-name="P3">7. Criteria for Selection.</text:p>
      <text:p text:style-name="P3"/>
      <text:p text:style-name="P3">8. Proposal Requirements.</text:p>
      <text:p text:style-name="P3"/>
      <text:p text:style-name="P3">9. RFP and Proposal Timeline.</text:p>
      <text:p text:style-name="P3"/>
      <text:p text:style-name="P4">10. Questions.</text:p>
      <text:p text:style-name="P4"><text:tab/>Agile development or waterfall?</text:p>
      <text:p text:style-name="P4"><text:tab/>Risk.</text:p>
      <text:p text:style-name="P4"/>
      <text:p text:style-name="P4">11. Notes.</text:p>
      <text:p text:style-name="P5"><text:span text:style-name="T2"><text:tab/></text:span><text:span text:style-name="T6">contracts as mechanisms for apportioning ris</text:span><text:span text:style-name="T7">k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eueHaasGroteskText W01" svg:font-family="'NeueHaasGroteskText W01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0:05:33.788654937</meta:creation-date>
    <meta:generator>LibreOffice/5.1.6.2$Linux_X86_64 LibreOffice_project/10m0$Build-2</meta:generator>
    <dc:date>2017-03-30T20:33:15.596493874</dc:date>
    <meta:editing-duration>PT13M35S</meta:editing-duration>
    <meta:editing-cycles>3</meta:editing-cycles>
    <meta:document-statistic meta:table-count="0" meta:image-count="0" meta:object-count="0" meta:page-count="1" meta:paragraph-count="16" meta:word-count="51" meta:character-count="372" meta:non-whitespace-character-count="334"/>
  </office:meta>
</office:document-meta>
</file>